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 Black" svg:font-family="'Arial Black'"/>
    <style:font-face style:name="Century Gothic" svg:font-family="'Century Gothic'"/>
    <style:font-face style:name="Soutane4" svg:font-family="Soutane"/>
    <style:font-face style:name="Tahoma1" svg:font-family="Tahoma"/>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3" svg:font-family="Soutane" style:font-pitch="variable"/>
    <style:font-face style:name="Soutane2" svg:font-family="Soutane" style:font-adornments="Bold" style:font-pitch="variable"/>
    <style:font-face style:name="Soutane1" svg:font-family="Soutane" style:font-adornments="Normal" style:font-pitch="variable"/>
    <style:font-face style:name="Soutane" svg:font-family="Soutane" style:font-adornments="Regular" style:font-pitch="variable"/>
    <style:font-face style:name="SoutaneBlack2" svg:font-family="SoutaneBlack" style:font-pitch="variable"/>
    <style:font-face style:name="SoutaneBlack" svg:font-family="SoutaneBlack" style:font-adornments="Bold" style:font-pitch="variable"/>
    <style:font-face style:name="SoutaneBlack1"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1" svg:font-family="'Century Gothic'" style:font-family-generic="swiss" style:font-pitch="variable"/>
    <style:font-face style:name="FrizQuadrata BT" svg:font-family="'FrizQuadrata BT'" style:font-family-generic="swiss" style:font-pitch="variable"/>
  </office:font-face-decls>
  <office:automatic-styles>
    <style:style style:name="Table1" style:family="table" style:master-page-name="First_20_Page">
      <style:table-properties style:width="6.9972in" style:page-number="auto" table:align="left"/>
    </style:style>
    <style:style style:name="Table1.A" style:family="table-column">
      <style:table-column-properties style:column-width="4.0014in"/>
    </style:style>
    <style:style style:name="Table1.B" style:family="table-column">
      <style:table-column-properties style:column-width="2.9958in"/>
    </style:style>
    <style:style style:name="Table1.A1" style:family="table-cell">
      <style:table-cell-properties fo:padding="0in" fo:border="none"/>
    </style:style>
    <style:style style:name="P1" style:family="paragraph" style:parent-style-name="Header">
      <style:text-properties style:font-name="SoutaneBlack2" fo:font-size="10pt" fo:font-weight="normal" style:font-size-asian="10pt" style:font-weight-asian="normal" style:font-size-complex="10pt" style:font-weight-complex="normal"/>
    </style:style>
    <style:style style:name="P2" style:family="paragraph" style:parent-style-name="Header">
      <style:paragraph-properties>
        <style:tab-stops>
          <style:tab-stop style:position="3.25in" style:type="center"/>
          <style:tab-stop style:position="6.9992in" style:type="right"/>
        </style:tab-stops>
      </style:paragraph-properties>
      <style:text-properties style:font-name="SoutaneBlack2" fo:font-size="10pt" fo:font-weight="normal" style:font-size-asian="10pt" style:font-weight-asian="normal" style:font-size-complex="10pt" style:font-weight-complex="normal"/>
    </style:style>
    <style:style style:name="P3" style:family="paragraph" style:parent-style-name="Header">
      <style:paragraph-properties>
        <style:tab-stops>
          <style:tab-stop style:position="3.25in" style:type="center"/>
          <style:tab-stop style:position="6.9898in" style:type="right"/>
        </style:tab-stops>
      </style:paragraph-properties>
      <style:text-properties style:font-name="SoutaneBlack2" fo:font-size="10pt" fo:font-weight="normal" style:font-size-asian="10pt" style:font-weight-asian="normal" style:font-size-complex="10pt" style:font-weight-complex="normal"/>
    </style:style>
    <style:style style:name="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P5" style:family="paragraph" style:parent-style-name="Standard">
      <style:paragraph-properties fo:text-align="start" style:justify-single-word="false"/>
      <style:text-properties style:font-name="FrizQuadrata BT1" fo:font-size="12pt" fo:font-weight="normal" officeooo:rsid="0020c2f8" officeooo:paragraph-rsid="0020c2f8"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FrizQuadrata BT1" fo:font-size="24pt" fo:font-weight="normal" officeooo:rsid="00215885" officeooo:paragraph-rsid="00215885" style:font-size-asian="24pt" style:font-weight-asian="normal" style:font-size-complex="24pt" style:font-weight-complex="normal"/>
    </style:style>
    <style:style style:name="P7" style:family="paragraph" style:parent-style-name="Standard">
      <style:paragraph-properties fo:text-align="start" style:justify-single-word="false"/>
      <style:text-properties style:font-name="FrizQuadrata BT" fo:font-size="10pt" fo:font-weight="normal" officeooo:rsid="0020c2f8" officeooo:paragraph-rsid="0020c2f8" style:font-size-asian="10pt" style:font-weight-asian="normal" style:font-size-complex="10pt" style:font-weight-complex="normal"/>
    </style:style>
    <style:style style:name="P8" style:family="paragraph" style:parent-style-name="Text_20_body">
      <style:paragraph-properties fo:margin-top="0in" fo:margin-bottom="0.0598in" loext:contextual-spacing="false"/>
      <style:text-properties style:font-name="Century Gothic1" fo:font-size="6.5pt" fo:font-weight="bold" style:font-size-asian="7pt" style:font-weight-asian="bold" style:font-size-complex="7pt" style:font-weight-complex="bold"/>
    </style:style>
    <style:style style:name="P9" style:family="paragraph" style:parent-style-name="Text_20_body">
      <style:paragraph-properties fo:margin-top="0in" fo:margin-bottom="0.0598in" loext:contextual-spacing="false" fo:text-align="justify" style:justify-single-word="false"/>
      <style:text-properties style:font-name="Century Gothic1" fo:font-size="6.5pt" fo:font-weight="bold" style:font-size-asian="7pt" style:font-weight-asian="bold" style:font-size-complex="7pt" style:font-weight-complex="bold"/>
    </style:style>
    <style:style style:name="P10" style:family="paragraph" style:parent-style-name="Text_20_body">
      <style:paragraph-properties fo:margin-top="0in" fo:margin-bottom="0.0598in" loext:contextual-spacing="false"/>
      <style:text-properties style:font-name="Century Gothic1" fo:font-size="6.5pt" style:font-size-asian="7pt" style:font-size-complex="7pt"/>
    </style:style>
    <style:style style:name="P11" style:family="paragraph" style:parent-style-name="Text_20_body">
      <style:paragraph-properties fo:margin-top="0in" fo:margin-bottom="0.0598in" loext:contextual-spacing="false" fo:text-align="justify" style:justify-single-word="false"/>
      <style:text-properties style:font-name="Century Gothic1" fo:font-size="6.5pt" style:font-size-asian="7pt" style:font-size-complex="7pt"/>
    </style:style>
    <style:style style:name="P12" style:family="paragraph" style:parent-style-name="MainHeading">
      <style:paragraph-properties fo:margin-top="0in" fo:margin-bottom="0.1in" loext:contextual-spacing="false" fo:break-before="page"/>
    </style:style>
    <style:style style:name="P13" style:family="paragraph" style:parent-style-name="Text_20_body">
      <style:paragraph-properties fo:margin-top="0in" fo:margin-bottom="0.1in" loext:contextual-spacing="false" fo:text-align="justify" style:justify-single-word="false"/>
      <style:text-properties style:font-name="Soutane4" fo:font-size="10pt" officeooo:rsid="0020c2f8" officeooo:paragraph-rsid="00350ea7" fo:background-color="transparent" style:font-size-asian="10pt" style:font-size-complex="10pt"/>
    </style:style>
    <style:style style:name="P14"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1434f" officeooo:paragraph-rsid="0037493d" fo:background-color="transparent" style:font-size-asian="10pt" style:font-size-complex="10pt"/>
    </style:style>
    <style:style style:name="P15"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7493d" officeooo:paragraph-rsid="0037493d" fo:background-color="transparent" style:font-size-asian="10pt" style:font-size-complex="10pt"/>
    </style:style>
    <style:style style:name="P16" style:family="paragraph" style:parent-style-name="Text_20_body">
      <style:paragraph-properties fo:margin-top="0in" fo:margin-bottom="0.1in" loext:contextual-spacing="false" fo:text-align="justify" style:justify-single-word="false"/>
      <style:text-properties style:font-name="Soutane" fo:font-size="10pt" fo:font-weight="bold" officeooo:rsid="0037493d" officeooo:paragraph-rsid="0037493d" fo:background-color="transparent" style:font-size-asian="10pt" style:font-weight-asian="bold" style:font-size-complex="10pt" style:font-weight-complex="bold"/>
    </style:style>
    <style:style style:name="P17" style:family="paragraph" style:parent-style-name="Text_20_body">
      <style:paragraph-properties fo:margin-top="0in" fo:margin-bottom="0.1in" loext:contextual-spacing="false" fo:text-align="justify" style:justify-single-word="false"/>
      <style:text-properties style:font-name="Soutane" fo:font-size="10pt" fo:font-weight="bold" officeooo:rsid="003928ab" officeooo:paragraph-rsid="003928ab" fo:background-color="transparent" style:font-size-asian="10pt" style:font-weight-asian="bold" style:font-size-complex="10pt" style:font-weight-complex="bold"/>
    </style:style>
    <style:style style:name="P18" style:family="paragraph" style:parent-style-name="Text_20_body">
      <style:paragraph-properties fo:margin-top="0.0598in" fo:margin-bottom="0in" loext:contextual-spacing="false" fo:text-align="start" style:justify-single-word="false"/>
      <style:text-properties fo:font-size="10pt" fo:font-weight="bold" style:font-size-asian="10pt" style:font-weight-asian="bold" style:font-size-complex="10pt" style:font-weight-complex="bold"/>
    </style:style>
    <style:style style:name="P19" style:family="paragraph" style:parent-style-name="Text_20_body" style:master-page-name="">
      <style:paragraph-properties fo:margin-top="0in" fo:margin-bottom="0in" loext:contextual-spacing="false" style:page-number="auto"/>
      <style:text-properties style:font-name="Century Gothic1"/>
    </style:style>
    <style:style style:name="P20" style:family="paragraph" style:parent-style-name="Text_20_body" style:master-page-name="">
      <style:paragraph-properties fo:margin-top="0in" fo:margin-bottom="0in" loext:contextual-spacing="false" fo:text-align="start" style:justify-single-word="false" style:page-number="auto"/>
      <style:text-properties fo:font-size="10pt" fo:font-weight="normal" officeooo:paragraph-rsid="001af46c" style:font-size-asian="10pt" style:font-weight-asian="normal" style:font-size-complex="10pt" style:font-weight-complex="normal"/>
    </style:style>
    <style:style style:name="P21" style:family="paragraph" style:parent-style-name="Text_20_body">
      <style:paragraph-properties fo:margin-top="0in" fo:margin-bottom="0in" loext:contextual-spacing="false" fo:text-align="start" style:justify-single-word="false"/>
      <style:text-properties fo:font-size="10pt" fo:font-weight="normal" style:font-size-asian="10pt" style:font-weight-asian="normal" style:font-size-complex="10pt" style:font-weight-complex="normal"/>
    </style:style>
    <style:style style:name="P22" style:family="paragraph" style:parent-style-name="Text_20_body">
      <style:paragraph-properties fo:margin-top="0in" fo:margin-bottom="0in" loext:contextual-spacing="false" fo:text-align="start" style:justify-single-word="false"/>
      <style:text-properties fo:font-size="10pt" fo:font-weight="normal" officeooo:rsid="0020c2f8" officeooo:paragraph-rsid="0020c2f8" style:font-size-asian="10pt" style:font-weight-asian="normal" style:font-size-complex="10pt" style:font-weight-complex="normal"/>
    </style:style>
    <style:style style:name="P23" style:family="paragraph" style:parent-style-name="Text_20_body" style:master-page-name="">
      <style:paragraph-properties fo:margin-top="0in" fo:margin-bottom="0.0799in" loext:contextual-spacing="false" style:page-number="auto"/>
      <style:text-properties officeooo:rsid="0022ccf1" officeooo:paragraph-rsid="0022ccf1"/>
    </style:style>
    <style:style style:name="P24" style:family="paragraph" style:parent-style-name="SubHeading">
      <style:text-properties officeooo:rsid="00294855" officeooo:paragraph-rsid="00294855"/>
    </style:style>
    <style:style style:name="P25" style:family="paragraph" style:parent-style-name="SubHeading">
      <style:text-properties officeooo:rsid="00294855" officeooo:paragraph-rsid="00350ea7"/>
    </style:style>
    <style:style style:name="P26" style:family="paragraph" style:parent-style-name="SubHeading">
      <style:text-properties officeooo:rsid="00294855" officeooo:paragraph-rsid="0037493d"/>
    </style:style>
    <style:style style:name="P27" style:family="paragraph" style:parent-style-name="SubHeading">
      <style:text-properties style:font-name="Soutane4" fo:font-size="10pt" officeooo:rsid="0020c2f8" officeooo:paragraph-rsid="00294855" fo:background-color="transparent" style:font-size-asian="10pt" style:font-size-complex="10pt"/>
    </style:style>
    <style:style style:name="P28" style:family="paragraph" style:parent-style-name="SubHeading">
      <style:text-properties officeooo:rsid="0029a00d" officeooo:paragraph-rsid="00350ea7"/>
    </style:style>
    <style:style style:name="P29" style:family="paragraph" style:parent-style-name="SubHeading">
      <style:text-properties officeooo:paragraph-rsid="00350ea7"/>
    </style:style>
    <style:style style:name="P30" style:family="paragraph" style:parent-style-name="SubHeading">
      <style:text-properties officeooo:rsid="0037493d" officeooo:paragraph-rsid="0037493d"/>
    </style:style>
    <style:style style:name="P31" style:family="paragraph" style:parent-style-name="Text_20_body">
      <style:text-properties officeooo:rsid="002f5c1c" officeooo:paragraph-rsid="0031434f"/>
    </style:style>
    <style:style style:name="P32" style:family="paragraph" style:parent-style-name="SubHeading">
      <style:text-properties style:font-name="Soutane4" fo:font-size="10pt" officeooo:rsid="0020c2f8" officeooo:paragraph-rsid="0037493d" fo:background-color="transparent" style:font-size-asian="10pt" style:font-size-complex="10pt"/>
    </style:style>
    <style:style style:name="P33" style:family="paragraph" style:parent-style-name="SubHeading">
      <style:text-properties officeooo:rsid="003b0008" officeooo:paragraph-rsid="003b0008"/>
    </style:style>
    <style:style style:name="P34" style:family="paragraph" style:parent-style-name="Text_20_body">
      <style:text-properties officeooo:rsid="0031434f" officeooo:paragraph-rsid="0031434f"/>
    </style:style>
    <style:style style:name="P35"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55aff" officeooo:paragraph-rsid="0037493d" fo:background-color="transparent" style:font-size-asian="10pt" style:font-size-complex="10pt"/>
    </style:style>
    <style:style style:name="T1" style:family="text">
      <style:text-properties style:font-name="SoutaneBlack2" fo:font-size="10pt" style:font-size-asian="10pt" style:font-size-complex="10pt"/>
    </style:style>
    <style:style style:name="T2" style:family="text">
      <style:text-properties officeooo:rsid="0020c2f8"/>
    </style:style>
    <style:style style:name="T3" style:family="text">
      <style:text-properties fo:font-weight="bold" officeooo:rsid="0020c2f8" style:font-weight-asian="bold" style:font-weight-complex="bold"/>
    </style:style>
    <style:style style:name="T4" style:family="text">
      <style:text-properties officeooo:rsid="00215885"/>
    </style:style>
    <style:style style:name="T5" style:family="text">
      <style:text-properties officeooo:rsid="0022f003"/>
    </style:style>
    <style:style style:name="T6" style:family="text">
      <style:text-properties officeooo:rsid="0031434f"/>
    </style:style>
    <style:style style:name="T7" style:family="text">
      <style:text-properties style:font-name="Soutane" fo:font-size="10pt" fo:font-weight="normal" officeooo:rsid="0031434f" fo:background-color="transparent" loext:char-shading-value="0" style:font-size-asian="10pt" style:font-size-complex="10pt"/>
    </style:style>
    <style:style style:name="T8" style:family="text">
      <style:text-properties officeooo:rsid="00355aff"/>
    </style:style>
    <style:style style:name="T9" style:family="text">
      <style:text-properties officeooo:rsid="003928ab"/>
    </style:style>
    <style:style style:name="T10" style:family="text">
      <style:text-properties fo:font-weight="normal" style:font-weight-asian="normal" style:font-weight-complex="normal"/>
    </style:style>
    <style:style style:name="T11" style:family="text">
      <style:text-properties fo:font-weight="normal" officeooo:rsid="003928ab" style:font-weight-asian="normal" style:font-weight-complex="normal"/>
    </style:style>
    <style:style style:name="T12" style:family="text">
      <style:text-properties fo:font-weight="normal" officeooo:rsid="003a2366" style:font-weight-asian="normal" style:font-weight-complex="normal"/>
    </style:style>
    <style:style style:name="T13" style:family="text">
      <style:text-properties fo:font-weight="normal" officeooo:rsid="003a2f52" style:font-weight-asian="normal" style:font-weight-complex="normal"/>
    </style:style>
    <style:style style:name="T14" style:family="text">
      <style:text-properties officeooo:rsid="003b0008"/>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table-cell table:style-name="Table1.A1" office:value-type="string">
              <text:p text:style-name="P6">Playing God</text:p>
              <text:p text:style-name="P7">By <text:span text:style-name="T4">Thorin Schmidt</text:span></text:p>
            </table:table-cell>
            <table:table-cell table:style-name="Table1.A1" office:value-type="string">
              <text:p text:style-name="P18">Release <text:span text:style-name="T2">1</text:span></text:p>
              <text:p text:style-name="P20">Copyright © <text:span text:style-name="T2">2018</text:span> <text:span text:style-name="T4">Thorin Schmidt</text:span></text:p>
              <text:p text:style-name="P22">(Other credits here)</text:p>
              <text:p text:style-name="P21">All Rights Reserved</text:p>
              <text:p text:style-name="P21">Distributed under the terms of the Open Game License version 1.0a</text:p>
            </table:table-cell>
          </table:table-row>
        </table:table-header-rows>
        <table:table-row>
          <table:table-cell table:style-name="Table1.A1" table:number-columns-spanned="2" office:value-type="string">
            <text:p text:style-name="P5">A Basic Fantasy Role-Playing Supplement</text:p>
          </table:table-cell>
          <table:covered-table-cell/>
        </table:table-row>
      </table:table>
      <text:p text:style-name="SubHeading">INTRODUCTION</text:p>
      <text:p text:style-name="P23">Clerics. They are essential to a campaign. Their strength is derived from their faith. <text:span text:style-name="T5">Spells are assumed to also be divine in origin. <text:s/>Commune for instance, explicitly mentions communication with the cleric’s deity. <text:s/>But how, as the GM, should this be handled? <text:s/>The short answer is: however you like. Religion in your world can be as simple or complicated as you like. <text:s/>This supplement is intended to help you, the GM, decide HOW to go about it. <text:s/>This is a guide to making your own decisions, not a book full of premade deities. That being said, you will find a few sample deities here and there, for illustration purposes. Their suitability for a campaign is NOT guaranteed. So, let’s get started.</text:span></text:p>
      <text:section text:style-name="Sect1" text:name="Section2">
        <text:p text:style-name="P24">CHOOSE YOUR LEVEL (OF COMPLEXITY)</text:p>
        <text:p text:style-name="P31">Your first choice is going to be how much effort you want to put into <text:span text:style-name="T6">your world’s theology. If you have a more hack n’ slash sort of game, which focuses on beating up the Bad Guys, then you are probably doing a lot of handwaving when it comes to wizard spells and such, anyway. <text:s/>If so, then a Keep It Simple approach is probably best. But if </text:span><text:span text:style-name="T7">your</text:span><text:span text:style-name="T6"> players like backstory, and are the type to ask questions that send things off the plot-rails, then a more complex theology is a good idea for your future campaign <text:s/>(and sanity).</text:span></text:p>
        <text:p text:style-name="P34">The following sections will take you though the different stages. <text:s/>We’ll start with a simple theology, move to more complex ones, then finish with a section of “add-ons”; ideas to flesh out your basic thoughts with a few juicy details.</text:p>
        <text:p text:style-name="P25">ONE FOR ALL</text:p>
        <text:p text:style-name="P14">This is, of course, the simplest and easiest of theologies. <text:s/>Your world has <text:span text:style-name="T8">just one god. Probably he or she is the creator of the world. <text:s/>Every cleric somehow worships this one god. </text:span></text:p>
        <text:p text:style-name="P35">Of course, this means that good and evil clerics get their spells from the same source. <text:s/>You should give some thought to why this is.</text:p>
        <text:p text:style-name="P15">It could be that your god is somewhat aloof, having made the world, they are content to simply let things play out. <text:s/>If a cleric is devoted enough to be granted divine power, they are free to do with it what they see fit.</text:p>
        <text:p text:style-name="P15">Otherwise, perhaps the Nemesis add-on (detailed later) might be of use for enemy clerics. </text:p>
        <text:p text:style-name="P16"><text:span text:style-name="T9">Sample Deity: </text:span><text:span text:style-name="T11">Jowenna, Mother of ALL</text:span></text:p>
        <text:p text:style-name="P17"><text:span text:style-name="T11">J</text:span><text:span text:style-name="T10">owenna is the creator, the source of all life.</text:span></text:p>
        <text:p text:style-name="P30">ALL HAVE ONE</text:p>
        <text:p text:style-name="P32">Text here.</text:p>
        <text:p text:style-name="P26">FORCES OF NATURE</text:p>
        <text:p text:style-name="P13">Text here.</text:p>
        <text:p text:style-name="P28">WAR, WHAT IS IT GOOD FOR?</text:p>
        <text:p text:style-name="P13">Text here.</text:p>
        <text:p text:style-name="P25">ELEMENTAL-Y!</text:p>
        <text:p text:style-name="P13">Text here.</text:p>
        <text:p text:style-name="P33">ANOTHER FINE MYTH</text:p>
        <text:p text:style-name="P13"><text:span text:style-name="T14">From a work standpoint, this theology is going to be the easiest</text:span>. <text:span text:style-name="T14">Basically, you can adopt an existing mythology: Greek/Roman, Chinese, Japanese, Hindu, etc. The nice part is that there is already lots of background material for you to use.</text:span></text:p>
        <text:p text:style-name="P29">NE<text:span text:style-name="T2">XT SECTION</text:span></text:p>
        <text:p text:style-name="P13">Text here.</text:p>
      </text:section>
      <text:p text:style-name="P27"><text:soft-page-break/></text:p>
      <text:p text:style-name="P12"><text:toc-mark-start text:id="IMark372921848" text:outline-level="1"/>Open Game License<text:toc-mark-end text:id="IMark372921848"/></text:p>
      <text:section text:style-name="Sect1" text:name="Section1">
        <text:p text:style-name="P8">INTRODUCTION</text:p>
        <text:p text:style-name="P10"><text:span text:style-name="T3">Title Here</text:span> (hereinafter “the Supplement”) is based on the System Reference Document v3.5 ("SRD"), which is Open Game Content. <text:s text:c="3"/>The text of the Open Game License itself is not Open Game Content. Instructions on using the License are provided within the License itself.</text:p>
        <text:p text:style-name="P10">Designation of Open Game Content: <text:s/>The entire text of the Supplement (except the Open Game License, as noted above) is Open Game Content, released under the Open Game License, Version 1.0a (reproduced below) as described in Section 1(d) of the License. <text:s/>Artwork incorporated in this document is not Open Game Content, and remains the property of the copyright holder.</text:p>
        <text:p text:style-name="P10">Designation of Product Identity: <text:s/>Product identity is not Open Game Content. The following is designated as product identity pursuant to OGL v1.0a(1)(e) and (7): (A) product and product line names, including Basic Fantasy <text:alphabetical-index-mark-start text:id="IMark372921848" text:main-entry="true"/>Role-Playing<text:alphabetical-index-mark-end text:id="IMark372921848"/> Game, Basic Fantasy RPG, and BFRPG, as well as the phrase “make mine Basic”; (B) all artwork, logos, symbols, graphic designs, depictions, likenesses, formats, poses, concepts, themes and graphic, photographic and other visual representations, including the “eye” logo, which is the personal mark of Chris Gonnerman for his various products, and which is Copyright © 2002 Chris Gonnerman, and the “Scribbled Dragon,” which is Copyright © 2005 Erik Wilson; (C) logos and trademarks, including any trademark or registered trademark clearly identified as product identity by the owner of the product identity, and which specifically excludes the open game content.</text:p>
        <text:p text:style-name="P10">More information on the Open Game License can be found at:</text:p>
        <text:p text:style-name="P10"><text:tab/>http://www.wizards.com/d20</text:p>
        <text:p text:style-name="P8">OPEN GAME LICENSE VERSION 1.0A</text:p>
        <text:p text:style-name="P10">The following text is the property of Wizards of the Coast, Inc. and is Copyright 2000 Wizards of the Coast, Inc ("Wizards"). All Rights Reserved.</text:p>
        <text:p text:style-name="P10">1. Definitions: (a)"Contributors" means the copyright and/or trademark owners who have contributed Open Game Content; (b)"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 (d)"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text:p>
        <text:p text:style-name="P10">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text:p>
        <text:p text:style-name="P10">3.Offer and Acceptance: By Using the Open Game Content You indicate Your acceptance of the terms of this License.</text:p>
        <text:p text:style-name="P10">4. Grant and Consideration: In consideration for agreeing to use this License, the Contributors grant You a perpetual, worldwide, royalty-free, non-exclusive license with the exact terms of this License to Use, the Open Game Content.</text:p>
        <text:p text:style-name="P10">5.Representation of Authority to Contribute: If You are contributing original material as Open Game Content, You represent that Your Contributions are Your original creation and/or You have sufficient rights to grant the rights conveyed by this License.</text:p>
        <text:p text:style-name="P10">6.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text:p>
        <text:p text:style-name="P10">7. 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text:p>
        <text:p text:style-name="P10">8. Identification: If you distribute Open Game Content You must clearly indicate which portions of the work that you are distributing are Open Game Content.</text:p>
        <text:p text:style-name="P10">9. Updating the License: Wizards or its designated Agents may publish updated versions of this License. You may use any authorized version of this License to copy, modify and distribute any Open Game Content originally distributed under any version of this License.</text:p>
        <text:p text:style-name="P10">10. Copy of this License: You MUST include a copy of this License with every copy of the Open Game Content You Distribute.</text:p>
        <text:p text:style-name="P10">11. Use of Contributor Credits: You may not market or advertise the Open Game Content using the name of any Contributor unless You have written permission from the Contributor to do so.</text:p>
        <text:p text:style-name="P10">12. Inability to Comply: If it is impossible for You to comply with any of the terms of this License with respect to some or all of the Open Game Content due to statute, judicial order, or governmental regulation then You may not Use any Open Game Material so affected.</text:p>
        <text:p text:style-name="P10">13. Termination: This License will terminate automatically if You fail to comply with all terms herein and fail to cure such breach within 30 days of becoming aware of the breach. All sublicenses shall survive the termination of this License.</text:p>
        <text:p text:style-name="P10">14. Reformation: If any provision of this License is held to be unenforceable, such provision shall be reformed only to the extent necessary to make it enforceable.</text:p>
        <text:p text:style-name="P10">15. COPYRIGHT NOTICE</text:p>
        <text:p text:style-name="P10">Open Game License v 1.0 Copyright 2000, Wizards of the Coast, Inc.</text:p>
        <text:p text:style-name="P10">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 </text:p>
        <text:p text:style-name="P11">Basic Fantasy Role-Playing Game Copyright © 2006-<text:span text:style-name="T2">2016</text:span> Chris Gonnerman.</text:p>
        <text:p text:style-name="P11"><text:span text:style-name="T2">Title Here</text:span> Copyright © 20<text:span text:style-name="T2">18</text:span> <text:span text:style-name="T2">Name Here.</text:span></text:p>
        <text:p text:style-name="P9">END OF LICENSE</text:p>
      </text:section>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Arial Black" svg:font-family="'Arial Black'"/>
    <style:font-face style:name="Century Gothic" svg:font-family="'Century Gothic'"/>
    <style:font-face style:name="Soutane4" svg:font-family="Soutane"/>
    <style:font-face style:name="Tahoma1" svg:font-family="Tahoma"/>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3" svg:font-family="Soutane" style:font-pitch="variable"/>
    <style:font-face style:name="Soutane2" svg:font-family="Soutane" style:font-adornments="Bold" style:font-pitch="variable"/>
    <style:font-face style:name="Soutane1" svg:font-family="Soutane" style:font-adornments="Normal" style:font-pitch="variable"/>
    <style:font-face style:name="Soutane" svg:font-family="Soutane" style:font-adornments="Regular" style:font-pitch="variable"/>
    <style:font-face style:name="SoutaneBlack2" svg:font-family="SoutaneBlack" style:font-pitch="variable"/>
    <style:font-face style:name="SoutaneBlack" svg:font-family="SoutaneBlack" style:font-adornments="Bold" style:font-pitch="variable"/>
    <style:font-face style:name="SoutaneBlack1"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1" svg:font-family="'Century Gothic'" style:font-family-generic="swiss" style:font-pitch="variable"/>
    <style:font-face style:name="FrizQuadrata BT" svg:font-family="'FrizQuadrata BT'"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tane" fo:font-family="Soutane" style:font-style-name="Regular" style:font-pitch="variable" fo:font-size="10pt" fo:font-weight="100"/>
    </style:style>
    <style:style style:name="Text_20_body" style:display-name="Text body" style:family="paragraph" style:parent-style-name="Standard" style:class="text" style:master-page-name="">
      <style:paragraph-properties fo:margin-top="0in" fo:margin-bottom="0.1in" loext:contextual-spacing="false" fo:text-align="justify" style:justify-single-word="false" fo:orphans="3" fo:widows="3" style:page-number="auto"/>
      <style:text-properties style:font-name="Soutane" fo:font-family="Soutane" style:font-style-name="Regular" style:font-pitch="variable" fo:font-size="10pt" fo:font-weight="normal"/>
    </style:style>
    <style:style style:name="Hanging_20_indent" style:display-name="Hanging indent" style:family="paragraph" style:parent-style-name="Text_20_body" style:class="text">
      <style:paragraph-properties fo:margin-left="0.3937in" fo:margin-right="0in" fo:margin-top="0in" fo:margin-bottom="0in" loext:contextual-spacing="false" fo:text-indent="-0.1965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Black" fo:font-family="'Arial Black'" fo:font-size="14pt" style:font-name-asian="MS Gothic" style:font-family-asian="'MS Gothic'" style:font-pitch-asian="variable" style:font-size-asian="14pt" style:font-name-complex="Tahoma" style:font-family-complex="Tahoma" style:font-pitch-complex="variable" style:font-size-complex="14pt"/>
    </style:style>
    <style:style style:name="List" style:family="paragraph" style:parent-style-name="Text_20_body" style:class="list">
      <style:text-properties style:font-name="Century Gothic" fo:font-family="'Century Gothic'" style:font-name-complex="Tahoma1" style:font-family-complex="Tahoma"/>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top="0in" fo:margin-bottom="0in" loext:contextual-spacing="false"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master-page-name="">
      <style:paragraph-properties fo:margin-left="0in" fo:margin-right="0in" fo:margin-top="0in" fo:margin-bottom="0in" loext:contextual-spacing="false" fo:text-align="center" style:justify-single-word="false" fo:text-indent="0in" style:auto-text-indent="false" style:page-number="auto" text:number-lines="false" text:line-number="0"/>
      <style:text-properties fo:text-transform="uppercase" style:font-name="SoutaneBlack" fo:font-family="SoutaneBlack" style:font-style-name="Bold" style:font-pitch="variable"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in" loext:contextual-spacing="false" fo:text-indent="0in" style:auto-text-indent="false"/>
      <style:text-properties style:font-name="Soutane1" fo:font-family="Soutane" style:font-style-name="Normal" style:font-pitch="variable" fo:font-weight="normal"/>
    </style:style>
    <style:style style:name="Contents_20_Heading" style:display-name="Contents Heading" style:family="paragraph" style:parent-style-name="Heading" style:class="index">
      <style:paragraph-properties fo:margin-left="0in" fo:margin-right="0in" fo:margin-top="0in" fo:margin-bottom="0.0799in" loext:contextual-spacing="false" fo:text-align="center" style:justify-single-word="false" fo:text-indent="0in" style:auto-text-indent="false" text:number-lines="false" text:line-number="0"/>
      <style:text-properties fo:text-transform="uppercase" style:font-name="SoutaneBlack1" fo:font-family="SoutaneBlack" style:font-style-name="Regular"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loext:contextual-spacing="false" fo:text-indent="0in" style:auto-text-indent="false" style:page-number="auto">
        <style:tab-stops>
          <style:tab-stop style:position="6.5in" style:type="right" style:leader-style="dotted" style:leader-text="."/>
        </style:tab-stops>
      </style:paragraph-properties>
      <style:text-properties style:font-name="Soutane2" fo:font-family="Soutane" style:font-style-name="Bold" style:font-pitch="variable" fo:font-size="9pt" fo:font-weight="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 fo:font-family="Soutane" style:font-style-name="Regular" style:font-pitch="variable" fo:font-size="9pt" fo:font-weight="normal"/>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1071in" style:type="right" style:leader-style="dotted" style:leader-text="."/>
        </style:tab-stops>
      </style:paragraph-properties>
      <style:text-properties style:font-name="Soutane" fo:font-family="Soutane" style:font-style-name="Regular" style:font-pitch="variable" fo:font-size="9pt" fo:font-weight="normal"/>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Heading" style:family="paragraph" style:parent-style-name="Standard" style:next-style-name="Text_20_body" style:class="text">
      <style:paragraph-properties fo:margin-top="0.1201in" fo:margin-bottom="0.1in" loext:contextual-spacing="false" fo:keep-with-next="always"/>
      <style:text-properties style:font-name="SoutaneBlack1" fo:font-family="SoutaneBlack" style:font-style-name="Regular" style:font-pitch="variable" fo:font-size="11pt" fo:font-weight="normal" style:font-size-asian="10pt" style:font-size-complex="10pt"/>
    </style:style>
    <style:style style:name="MainHeading" style:family="paragraph" style:parent-style-name="SubHeading" style:next-style-name="Text_20_body">
      <style:paragraph-properties fo:margin-top="0in" fo:margin-bottom="0in" loext:contextual-spacing="false" fo:text-align="center" style:justify-single-word="false"/>
      <style:text-properties fo:font-size="14pt"/>
    </style:style>
    <style:style style:name="WW-Body_20_Text_20_2" style:display-name="WW-Body Text 2" style:family="paragraph" style:parent-style-name="Standard">
      <style:text-properties style:font-name="Souvenir Lt BT" fo:font-family="'Souvenir Lt BT', 'Times New Roman'" style:font-family-generic="roman" style:font-pitch="variable" fo:font-size="11pt" style:font-size-asian="11pt" style:font-size-complex="11pt"/>
    </style:style>
    <style:style style:name="SubTitle" style:family="paragraph" style:parent-style-name="Hanging_20_indent">
      <style:paragraph-properties fo:margin-left="0in" fo:margin-right="0in" fo:margin-top="0.1799in" fo:margin-bottom="0.1in" loext:contextual-spacing="false" fo:text-indent="0in" style:auto-text-indent="false" fo:keep-with-next="always">
        <style:tab-stops/>
      </style:paragraph-properties>
      <style:text-properties fo:font-size="12pt" fo:font-weight="bold"/>
    </style:style>
    <style:style style:name="TableTitle" style:family="paragraph" style:parent-style-name="Text_20_body" style:next-style-name="Text_20_body">
      <style:paragraph-properties fo:margin-top="0.0598in" fo:margin-bottom="0in" loext:contextual-spacing="false" fo:keep-with-next="always" style:text-autospace="none"/>
      <style:text-properties style:font-name="SoutaneBlack1" fo:font-family="SoutaneBlack" style:font-style-name="Regular" style:font-pitch="variable" fo:font-size="10pt" fo:language="en" fo:country="US" fo:font-weight="100" style:language-asian="en" style:country-asian="US" style:font-size-complex="12pt"/>
    </style:style>
    <style:style style:name="subheading" style:family="paragraph" style:parent-style-name="Text_20_body"/>
    <style:style style:name="SpellHeading" style:family="paragraph" style:parent-style-name="SubHeading" style:next-style-name="SpellSubHeading" style:class="text">
      <style:paragraph-properties fo:margin-top="0.1201in" fo:margin-bottom="0in" loext:contextual-spacing="false" fo:padding="0in" fo:border="none" style:shadow="none" style:join-border="false">
        <style:tab-stops>
          <style:tab-stop style:position="1.55in"/>
          <style:tab-stop style:position="2.2in"/>
        </style:tab-stops>
      </style:paragraph-properties>
      <style:text-properties style:font-name="Soutane2" fo:font-family="Soutane" style:font-style-name="Bold" style:font-pitch="variable" fo:font-size="11pt" fo:font-weight="bold"/>
    </style:style>
    <style:style style:name="SpellSubHeading" style:family="paragraph" style:parent-style-name="SpellHeading" style:next-style-name="Text_20_body" style:class="text">
      <style:paragraph-properties fo:margin-top="0in" fo:margin-bottom="0.1in" loext:contextual-spacing="false">
        <style:tab-stops>
          <style:tab-stop style:position="1.55in"/>
          <style:tab-stop style:position="2.2in"/>
        </style:tab-stops>
      </style:paragraph-properties>
      <style:text-properties style:font-name="Soutane" fo:font-family="Soutane" style:font-style-name="Regular" style:font-pitch="variable" fo:font-size="10pt"/>
    </style:style>
    <style:style style:name="Normal" style:family="paragraph" style:parent-style-name="Standard">
      <style:text-properties fo:language="en" fo:country="US" style:language-asian="en" style:country-asian="US"/>
    </style:style>
    <style:style style:name="MagicItems" style:family="paragraph" style:parent-style-name="Table_20_Contents">
      <style:paragraph-properties fo:margin-left="0.3in" fo:margin-right="0in" fo:margin-top="0in" fo:margin-bottom="0in" loext:contextual-spacing="false" fo:text-align="start" style:justify-single-word="false" fo:text-indent="-0.3in" style:auto-text-indent="false">
        <style:tab-stops>
          <style:tab-stop style:position="0.3in"/>
        </style:tab-stops>
      </style:paragraph-properties>
      <style:text-properties style:font-name="Soutane3" fo:font-family="Soutane" style:font-pitch="variable" fo:font-size="8pt"/>
    </style:style>
    <style:style style:name="heading_20_2" style:display-name="heading 2" style:family="paragraph" style:parent-style-name="Standard" style:next-style-name="Standard" style:default-outline-level="2">
      <style:paragraph-properties fo:keep-with-next="always"/>
      <style:text-properties style:use-window-font-color="true" fo:font-size="9pt" fo:font-weight="bold" style:font-size-asian="9pt" style:font-weight-asian="bold" style:font-size-complex="9pt" style:font-weight-complex="bold"/>
    </style:style>
    <style:style style:name="heading_20_3" style:display-name="heading 3" style:family="paragraph" style:parent-style-name="Standard" style:next-style-name="Standard" style:default-outline-level="3">
      <style:paragraph-properties fo:text-align="end" style:justify-single-word="false" fo:keep-with-next="always"/>
      <style:text-properties style:use-window-font-color="true" fo:font-size="10pt" fo:font-weight="bold" style:font-size-asian="10pt" style:font-weight-asian="bold" style:font-size-complex="10pt" style:font-weight-complex="bold"/>
    </style:style>
    <style:style style:name="TOCHeading" style:family="paragraph" style:parent-style-name="MainHeading" style:master-page-name="">
      <style:paragraph-properties fo:margin-top="0in" fo:margin-bottom="0.1201in" loext:contextual-spacing="false" style:page-number="auto"/>
    </style:style>
    <style:style style:name="Table_20_contents" style:display-name="Table contents" style:family="paragraph" style:parent-style-name="Text_20_body">
      <style:paragraph-properties fo:margin-top="0in" fo:margin-bottom="0in" loext:contextual-spacing="false"/>
      <style:text-properties style:font-name="Soutane3" fo:font-family="Soutane" style:font-pitch="variable" fo:font-size="9pt" style:font-size-asian="10pt" style:font-size-complex="10pt"/>
    </style:style>
    <style:style style:name="toc_20_1" style:display-name="toc 1" style:family="paragraph" style:parent-style-name="Index">
      <style:paragraph-properties>
        <style:tab-stops>
          <style:tab-stop style:position="6.5in" style:type="right" style:leader-style="dotted" style:leader-text="."/>
        </style:tab-stops>
      </style:paragraph-properties>
      <style:text-properties style:font-name="Soutane3" fo:font-family="Soutane" style:font-pitch="variable" fo:font-size="9pt" fo:font-weight="bold"/>
    </style:style>
    <style:style style:name="toc_20_2" style:display-name="toc 2" style:family="paragraph" style:parent-style-name="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3" fo:font-family="Soutane" style:font-pitch="variable" fo:font-size="9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SoutaneBlack2" fo:font-size="10pt" fo:font-weight="normal" style:font-size-asian="10pt" style:font-weight-asian="normal" style:font-size-complex="10pt" style:font-weight-complex="normal"/>
    </style:style>
    <style:style style:name="MP2" style:family="paragraph" style:parent-style-name="Header">
      <style:paragraph-properties>
        <style:tab-stops>
          <style:tab-stop style:position="3.25in" style:type="center"/>
          <style:tab-stop style:position="6.9992in" style:type="right"/>
        </style:tab-stops>
      </style:paragraph-properties>
      <style:text-properties style:font-name="SoutaneBlack2" fo:font-size="10pt" fo:font-weight="normal" style:font-size-asian="10pt" style:font-weight-asian="normal" style:font-size-complex="10pt" style:font-weight-complex="normal"/>
    </style:style>
    <style:style style:name="MP3" style:family="paragraph" style:parent-style-name="Header">
      <style:paragraph-properties>
        <style:tab-stops>
          <style:tab-stop style:position="3.25in" style:type="center"/>
          <style:tab-stop style:position="6.9898in" style:type="right"/>
        </style:tab-stops>
      </style:paragraph-properties>
      <style:text-properties style:font-name="SoutaneBlack2" fo:font-size="10pt" fo:font-weight="normal" style:font-size-asian="10pt" style:font-weight-asian="normal" style:font-size-complex="10pt" style:font-weight-complex="normal"/>
    </style:style>
    <style:style style:name="M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MT1" style:family="text">
      <style:text-properties style:font-name="SoutaneBlack2" fo:font-size="10pt" style:font-size-asian="10pt" style:font-size-complex="10pt"/>
    </style:style>
    <style:style style:name="MT2" style:family="text">
      <style:text-properties officeooo:rsid="0020c2f8"/>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mirrored">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SIC FANTASY<text:tab/><text:tab/>CHARACTERS</text:p>
      </style:header>
      <style:header-left>
        <text:p text:style-name="MP1">CHARACTERS<text:tab/><text:tab/>BASIC FANTASY</text:p>
      </style:header-left>
      <style:footer>
        <text:p text:style-name="Footer"><text:tab/><text:span text:style-name="MT1">E</text:span><text:span text:style-name="MT1"><text:page-number text:select-page="current">0</text:page-number></text:span></text:p>
      </style:footer>
    </style:master-page>
    <style:master-page style:name="First_20_Page" style:display-name="First Page" style:page-layout-name="Mpm2" style:next-style-name="Body_20_Page"/>
    <style:master-page style:name="Title" style:page-layout-name="Mpm3"/>
    <style:master-page style:name="Body_20_Page" style:display-name="Body Page" style:page-layout-name="Mpm4">
      <style:header>
        <text:p text:style-name="MP2"><text:span text:style-name="MT2">TITLE HERE</text:span><text:tab/><text:tab/>A BASIC FANTASY SUPPLEMENT</text:p>
      </style:header>
      <style:header-left>
        <text:p text:style-name="MP3">A BASIC FANTASY SUPPLEMENT<text:tab/><text:tab/><text:span text:style-name="MT2">TITLE HERE</text:span></text:p>
      </style:header-left>
      <style:footer>
        <text:p text:style-name="MP4"><text:tab/><text:span text:style-name="MT1"><text:page-number text:select-page="current">3</text:page-number></text:span></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8-11-07T15:47:40.387283670</meta:creation-date>
    <meta:editing-cycles>6</meta:editing-cycles>
    <meta:editing-duration>P2DT12H50M51S</meta:editing-duration>
    <dc:date>2018-11-17T14:49:18.942000000</dc:date>
    <meta:document-statistic meta:table-count="1" meta:image-count="0" meta:object-count="0" meta:page-count="3" meta:paragraph-count="67" meta:word-count="1788" meta:character-count="11154" meta:non-whitespace-character-count="9405"/>
    <meta:user-defined meta:name="Info 1"/>
    <meta:user-defined meta:name="Info 2"/>
    <meta:user-defined meta:name="Info 3"/>
    <meta:user-defined meta:name="Info 4"/>
  </office:meta>
</office:document-meta>
</file>